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0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126.85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Total Energy (Hartree)</text:p>
          </table:table-cell>
          <table:table-cell office:value-type="string" calcext:value-type="string">
            <text:p>Thermal Energy (kcal/mol)</text:p>
          </table:table-cell>
          <table:table-cell office:value-type="string" calcext:value-type="string">
            <text:p>Entropy (cal/molK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2(full)/6-311G**</text:p>
          </table:table-cell>
          <table:table-cell office:value-type="string" calcext:value-type="string">
            <text:p>H3C-N2+</text:p>
          </table:table-cell>
          <table:table-cell office:value-type="float" office:value="-148.78493406974" calcext:value-type="float">
            <text:p>-148.7849340697</text:p>
          </table:table-cell>
          <table:table-cell office:value-type="float" office:value="30.857" calcext:value-type="float">
            <text:p>30.857</text:p>
          </table:table-cell>
          <table:table-cell office:value-type="float" office:value="58.441" calcext:value-type="float">
            <text:p>58.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2(full)/6-311G**</text:p>
          </table:table-cell>
          <table:table-cell office:value-type="string" calcext:value-type="string">
            <text:p>H3C+</text:p>
          </table:table-cell>
          <table:table-cell office:value-type="float" office:value="-39.374322322797" calcext:value-type="float">
            <text:p>-39.3743223228</text:p>
          </table:table-cell>
          <table:table-cell office:value-type="float" office:value="21.897" calcext:value-type="float">
            <text:p>21.897</text:p>
          </table:table-cell>
          <table:table-cell office:value-type="float" office:value="45.964" calcext:value-type="float">
            <text:p>45.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2(full)/6-311G**</text:p>
          </table:table-cell>
          <table:table-cell office:value-type="string" calcext:value-type="string">
            <text:p>N2</text:p>
          </table:table-cell>
          <table:table-cell office:value-type="float" office:value="-109.3340619322" calcext:value-type="float">
            <text:p>-109.3340619322</text:p>
          </table:table-cell>
          <table:table-cell office:value-type="float" office:value="4.605" calcext:value-type="float">
            <text:p>4.605</text:p>
          </table:table-cell>
          <table:table-cell office:value-type="float" office:value="45.835" calcext:value-type="float">
            <text:p>45.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</text:p>
          </table:table-cell>
          <table:table-cell office:value-type="string" calcext:value-type="string">
            <text:p>H3C-N2+</text:p>
          </table:table-cell>
          <table:table-cell office:value-type="float" office:value="-148.90078761066" calcext:value-type="float">
            <text:p>-148.9007876107</text:p>
          </table:table-cell>
          <table:table-cell office:value-type="float" office:value="30.994" calcext:value-type="float">
            <text:p>30.994</text:p>
          </table:table-cell>
          <table:table-cell office:value-type="float" office:value="60.671" calcext:value-type="float">
            <text:p>60.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</text:p>
          </table:table-cell>
          <table:table-cell office:value-type="string" calcext:value-type="string">
            <text:p>H3C+</text:p>
          </table:table-cell>
          <table:table-cell office:value-type="float" office:value="-39.505307101473" calcext:value-type="float">
            <text:p>-39.5053071015</text:p>
          </table:table-cell>
          <table:table-cell office:value-type="float" office:value="22.122" calcext:value-type="float">
            <text:p>22.122</text:p>
          </table:table-cell>
          <table:table-cell office:value-type="float" office:value="48.121" calcext:value-type="float">
            <text:p>48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</text:p>
          </table:table-cell>
          <table:table-cell office:value-type="string" calcext:value-type="string">
            <text:p>N2</text:p>
          </table:table-cell>
          <table:table-cell office:value-type="float" office:value="-109.33483397801" calcext:value-type="float">
            <text:p>-109.334833978</text:p>
          </table:table-cell>
          <table:table-cell office:value-type="float" office:value="4.609" calcext:value-type="float">
            <text:p>4.609</text:p>
          </table:table-cell>
          <table:table-cell office:value-type="float" office:value="45.834" calcext:value-type="float">
            <text:p>45.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//MP2(full)/6-311G**</text:p>
          </table:table-cell>
          <table:table-cell office:value-type="string" calcext:value-type="string">
            <text:p>H3C-N2+</text:p>
          </table:table-cell>
          <table:table-cell office:value-type="float" office:value="-148.9007173" calcext:value-type="float">
            <text:p>-148.9007173</text:p>
          </table:table-cell>
          <table:table-cell office:value-type="float" office:value="30.994" calcext:value-type="float">
            <text:p>30.994</text:p>
          </table:table-cell>
          <table:table-cell office:value-type="float" office:value="60.671" calcext:value-type="float">
            <text:p>60.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//MP2(full)/6-311G**</text:p>
          </table:table-cell>
          <table:table-cell office:value-type="string" calcext:value-type="string">
            <text:p>H3C+</text:p>
          </table:table-cell>
          <table:table-cell office:value-type="float" office:value="-39.5052623" calcext:value-type="float">
            <text:p>-39.5052623</text:p>
          </table:table-cell>
          <table:table-cell office:value-type="float" office:value="22.122" calcext:value-type="float">
            <text:p>22.122</text:p>
          </table:table-cell>
          <table:table-cell office:value-type="float" office:value="48.121" calcext:value-type="float">
            <text:p>48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(MP2(full)/6-311G**)//MP2(full)/6-311G**</text:p>
          </table:table-cell>
          <table:table-cell office:value-type="string" calcext:value-type="string">
            <text:p>N2</text:p>
          </table:table-cell>
          <table:table-cell office:value-type="float" office:value="-109.3348335" calcext:value-type="float">
            <text:p>-109.3348335</text:p>
          </table:table-cell>
          <table:table-cell office:value-type="float" office:value="4.609" calcext:value-type="float">
            <text:p>4.609</text:p>
          </table:table-cell>
          <table:table-cell office:value-type="float" office:value="45.834" calcext:value-type="float">
            <text:p>45.83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Total Energy (Hartree)</text:p>
          </table:table-cell>
          <table:table-cell office:value-type="string" calcext:value-type="string">
            <text:p>Enthalpy (H)</text:p>
          </table:table-cell>
          <table:table-cell office:value-type="string" calcext:value-type="string">
            <text:p>Free Energy (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H3C-N2+</text:p>
          </table:table-cell>
          <table:table-cell office:value-type="float" office:value="-149.007199" calcext:value-type="float">
            <text:p>-149.007199</text:p>
          </table:table-cell>
          <table:table-cell office:value-type="float" office:value="-149.006255" calcext:value-type="float">
            <text:p>-149.006255</text:p>
          </table:table-cell>
          <table:table-cell office:value-type="float" office:value="-149.03395" calcext:value-type="float">
            <text:p>-149.03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H3C+</text:p>
          </table:table-cell>
          <table:table-cell office:value-type="float" office:value="-39.434824" calcext:value-type="float">
            <text:p>-39.434824</text:p>
          </table:table-cell>
          <table:table-cell office:value-type="float" office:value="-39.43388" calcext:value-type="float">
            <text:p>-39.43388</text:p>
          </table:table-cell>
          <table:table-cell office:value-type="float" office:value="-39.455737" calcext:value-type="float">
            <text:p>-39.455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N2</text:p>
          </table:table-cell>
          <table:table-cell office:value-type="float" office:value="-109.504146" calcext:value-type="float">
            <text:p>-109.504146</text:p>
          </table:table-cell>
          <table:table-cell office:value-type="float" office:value="-109.503202" calcext:value-type="float">
            <text:p>-109.503202</text:p>
          </table:table-cell>
          <table:table-cell office:value-type="float" office:value="-109.524945" calcext:value-type="float">
            <text:p>-109.524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S-4M</text:p>
          </table:table-cell>
          <table:table-cell office:value-type="string" calcext:value-type="string">
            <text:p>H3C-N2+</text:p>
          </table:table-cell>
          <table:table-cell office:value-type="float" office:value="-148.860006" calcext:value-type="float">
            <text:p>-148.860006</text:p>
          </table:table-cell>
          <table:table-cell office:value-type="float" office:value="-148.859061" calcext:value-type="float">
            <text:p>-148.859061</text:p>
          </table:table-cell>
          <table:table-cell office:value-type="float" office:value="-148.886952" calcext:value-type="float">
            <text:p>-148.886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S-4M</text:p>
          </table:table-cell>
          <table:table-cell office:value-type="string" calcext:value-type="string">
            <text:p>H3C+</text:p>
          </table:table-cell>
          <table:table-cell office:value-type="float" office:value="-39.39264" calcext:value-type="float">
            <text:p>-39.39264</text:p>
          </table:table-cell>
          <table:table-cell office:value-type="float" office:value="-39.391696" calcext:value-type="float">
            <text:p>-39.391696</text:p>
          </table:table-cell>
          <table:table-cell office:value-type="float" office:value="-39.413507" calcext:value-type="float">
            <text:p>-39.413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S-4M</text:p>
          </table:table-cell>
          <table:table-cell office:value-type="string" calcext:value-type="string">
            <text:p>N2</text:p>
          </table:table-cell>
          <table:table-cell office:value-type="float" office:value="-109.398926" calcext:value-type="float">
            <text:p>-109.398926</text:p>
          </table:table-cell>
          <table:table-cell office:value-type="float" office:value="-109.397981" calcext:value-type="float">
            <text:p>-109.397981</text:p>
          </table:table-cell>
          <table:table-cell office:value-type="float" office:value="-109.419697" calcext:value-type="float">
            <text:p>-109.41969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ble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d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2(full)/6-311G**</text:p>
          </table:table-cell>
          <table:table-cell table:formula="of:=([.C5]+[.C6]-[.C4])*[.E40]" office:value-type="float" office:value="48.0357742493823" calcext:value-type="float">
            <text:p>48.0357742494</text:p>
          </table:table-cell>
          <table:table-cell table:formula="of:=[.B26]+[.D6]+[.D5]-[.D4]+[.E38]*[.E39]" office:value-type="float" office:value="44.2732590027223" calcext:value-type="float">
            <text:p>44.2732590027</text:p>
          </table:table-cell>
          <table:table-cell table:formula="of:=[.C26]-[.E39]*([.E6]+[.E5]-[.E4])/1000" office:value-type="float" office:value="34.3275713027223" calcext:value-type="float">
            <text:p>34.3275713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D(MP2(full)/6-311G**)</text:p>
          </table:table-cell>
          <table:table-cell table:formula="of:=([.C8]+[.C9]-[.C7])*[.E40]" office:value-type="float" office:value="38.05630477887" calcext:value-type="float">
            <text:p>38.0563047789</text:p>
          </table:table-cell>
          <table:table-cell table:formula="of:=[.B27]+[.D9]+[.D8]+-[.D7]+[.E38]*[.E39]" office:value-type="float" office:value="34.38578953221" calcext:value-type="float">
            <text:p>34.3857895322</text:p>
          </table:table-cell>
          <table:table-cell table:formula="of:=[.C27]-[.E39]*([.E9]+[.E8]-[.E7])/1000" office:value-type="float" office:value="24.46216493221" calcext:value-type="float">
            <text:p>24.4621649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D(MP2(full)/6-311G**)//MP2(full)/6-311G**</text:p>
          </table:table-cell>
          <table:table-cell table:formula="of:=[.E40]*([.C12]+[.C11]-[.C10])" office:value-type="float" office:value="38.0405974649977" calcext:value-type="float">
            <text:p>38.040597465</text:p>
          </table:table-cell>
          <table:table-cell table:formula="of:=[.B28]+[.D12]+[.D11]-[.D10]+[.E39]*[.E38]" office:value-type="float" office:value="34.3700822183377" calcext:value-type="float">
            <text:p>34.3700822183</text:p>
          </table:table-cell>
          <table:table-cell table:formula="of:=[.C28]-[.E39]*([.E12]+[.E11]-[.E10])/1000" office:value-type="float" office:value="24.4464576183377" calcext:value-type="float">
            <text:p>24.4464576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</text:p>
          </table:table-cell>
          <table:table-cell table:formula="of:=[.E40]*([.E18]+[.E17]-[.E16])" office:value-type="float" office:value="33.4262026800017" calcext:value-type="float">
            <text:p>33.42620268</text:p>
          </table:table-cell>
          <table:table-cell table:formula="of:=[.E40]*(-[.D16]+[.D17]+[.D18])" office:value-type="float" office:value="43.406749230004" calcext:value-type="float">
            <text:p>43.40674923</text:p>
          </table:table-cell>
          <table:table-cell table:formula="of:=[.E40]*(-[.E16]+[.E17]+[.E18])" office:value-type="float" office:value="33.4262026800017" calcext:value-type="float">
            <text:p>33.42620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S-4M</text:p>
          </table:table-cell>
          <table:table-cell table:formula="of:=[.E40]*([.E21]+[.E20]-[.E19])" office:value-type="float" office:value="33.7274074800082" calcext:value-type="float">
            <text:p>33.72740748</text:p>
          </table:table-cell>
          <table:table-cell table:formula="of:=[.E40]*(-[.D19]+[.D20]+[.D21])" office:value-type="float" office:value="43.5391538399997" calcext:value-type="float">
            <text:p>43.53915384</text:p>
          </table:table-cell>
          <table:table-cell table:formula="of:=[.E40]*(-[.E19]+[.E20]+[.E21])" office:value-type="float" office:value="33.7274074799992" calcext:value-type="float">
            <text:p>33.72740748</text:p>
          </table:table-cell>
          <table:table-cell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 (kcal/molK)</text:p>
          </table:table-cell>
          <table:table-cell table:style-name="ce1" table:formula="of:=1.9872036/1000" office:value-type="float" office:value="0.0019872036" calcext:value-type="float">
            <text:p>0.00198720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 (K)</text:p>
          </table:table-cell>
          <table:table-cell office:value-type="float" office:value="298.15" calcext:value-type="float">
            <text:p>298.15</text:p>
          </table:table-cell>
          <table:table-cell table:formula="of:=[.E38]*[.E39]" office:value-type="float" office:value="0.59248475334" calcext:value-type="float">
            <text:p>0.592484753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 to kcal/molK</text:p>
          </table:table-cell>
          <table:table-cell office:value-type="float" office:value="627.51" calcext:value-type="float">
            <text:p>627.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2:09:27.078426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6-10-24T13:39:03.870810726</meta:creation-date>
    <dc:date>2016-10-26T12:57:44.116439864</dc:date>
    <dc:creator>matt </dc:creator>
    <meta:editing-duration>PT2H45M51S</meta:editing-duration>
    <meta:editing-cycles>4</meta:editing-cycles>
    <meta:generator>LibreOffice/5.0.3.2$Linux_X86_64 LibreOffice_project/00m0$Build-2</meta:generator>
    <meta:document-statistic meta:table-count="1" meta:cell-count="119" meta:object-count="0"/>
  </office:meta>
</office:document-meta>
</file>